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55.93mm"/>
    </style:style>
    <style:style style:name="co3" style:family="table-column">
      <style:table-column-properties fo:break-before="auto" style:column-width="96.61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37.2mm"/>
    </style:style>
    <style:style style:name="co7" style:family="table-column">
      <style:table-column-properties fo:break-before="auto" style:column-width="35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13.5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 tableooo:tab-color="#ffccff"/>
    </style:style>
    <style:style style:name="ce1" style:family="table-cell" style:parent-style-name="Default">
      <style:table-cell-properties fo:background-color="#ccffff" fo:wrap-option="wrap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ccffff" fo:wrap-option="wrap" fo:border-left="0.06pt solid #000000" fo:border-right="none" fo:border-top="none" style:vertical-align="middl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transparent" fo:border="0.06pt solid #000000" style:vertical-align="middle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size-asian="10pt" style:font-size-complex="10pt" fo:hyphenate="true"/>
    </style:style>
    <style:style style:name="ce24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mm"/>
      <style:text-properties style:use-window-font-color="true" style:font-name="Arial" fo:font-size="10pt" style:font-size-asian="10pt" style:font-size-complex="10pt" fo:hyphenate="tru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 fo:hyphenate="tru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" fo:font-size="10pt" style:font-size-asian="10pt" style:font-size-complex="10pt" fo:hyphenate="true"/>
    </style:style>
    <style:style style:name="ce36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33" style:family="table-cell" style:parent-style-name="Default" style:data-style-name="N108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30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4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108">
      <style:text-properties style:font-name="Arial" fo:font-size="10pt" style:font-size-asian="10pt" style:font-size-complex="10pt"/>
    </style:style>
    <style:style style:name="ce456" style:family="table-cell" style:parent-style-name="Default" style:data-style-name="N108"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08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5" style:family="table-cell" style:parent-style-name="Default" style:data-style-name="N108">
      <style:table-cell-properties style:text-align-source="fix" style:repeat-content="false" fo:border="none" style:vertical-align="bottom"/>
      <style:paragraph-properties fo:text-align="center" fo:margin-left="0mm"/>
      <style:text-properties style:font-name="Arial" fo:font-size="10pt" style:font-size-asian="10pt" style:font-size-complex="10pt"/>
    </style:style>
    <style:style style:name="ce466" style:family="table-cell" style:parent-style-name="Default" style:data-style-name="N108">
      <style:table-cell-properties style:text-align-source="fix" style:repeat-content="false" style:vertical-align="bottom"/>
      <style:paragraph-properties fo:text-align="center" fo:margin-left="0mm"/>
      <style:text-properties style:font-name="Arial" fo:font-size="10pt" style:font-size-asian="10pt" style:font-size-complex="10pt"/>
    </style:style>
    <style:style style:name="ce41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475" style:family="table-cell" style:parent-style-name="Default" style:data-style-name="N108">
      <style:table-cell-properties style:text-align-source="fix" style:repeat-content="false" fo:border="non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8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46" style:family="table-cell" style:parent-style-name="Default" style:data-style-name="N108">
      <style:table-cell-properties fo:background-color="transparent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ackground-color="transparent"/>
    </style:style>
    <style:style style:name="T1" style:family="text">
      <style:text-properties style:font-name="Arial"/>
    </style:style>
    <style:style style:name="T2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Bilan 20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7" table:number-columns-repeated="2" table:default-cell-style-name="ce74"/>
        <table:table-column table:style-name="co8" table:number-columns-repeated="1002" table:default-cell-style-name="ce74"/>
        <table:table-column table:style-name="co8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CADRE</text:p>
          </table:table-cell>
          <table:table-cell table:style-name="ce14" office:value-type="string" calcext:value-type="string">
            <text:p>INTITULE</text:p>
          </table:table-cell>
          <table:table-cell table:style-name="ce33" office:value-type="string" calcext:value-type="string">
            <text:p>SOLDE_2016</text:p>
          </table:table-cell>
          <table:table-cell table:style-name="ce33" office:value-type="string" calcext:value-type="string">
            <text:p>DELEGATION_2017</text:p>
          </table:table-cell>
          <table:table-cell table:style-name="ce33" office:value-type="string" calcext:value-type="string">
            <text:p>MONTANT_PAYE</text:p>
          </table:table-cell>
          <table:table-cell table:style-name="ce33" office:value-type="string" calcext:value-type="string">
            <text:p>SOLDE_CP_2017</text:p>
          </table:table-cell>
          <table:table-cell table:style-name="ce33" office:value-type="string" calcext:value-type="string">
            <text:p>RELIQUATS_AE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NI BEAUJOLAIS dont logiciel</text:p>
          </table:table-cell>
          <table:table-cell table:style-name="ce30" office:value-type="currency" office:currency="EUR" office:value="79660.24" calcext:value-type="currency">
            <text:p>79 660,24 €</text:p>
          </table:table-cell>
          <table:table-cell table:style-name="ce36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1094.24" calcext:value-type="currency">
            <text:p>1 094,24 €</text:p>
          </table:table-cell>
          <table:table-cell table:style-name="ce30" office:value-type="currency" office:currency="EUR" office:value="78566" calcext:value-type="currency">
            <text:p>78 566,00 €</text:p>
          </table:table-cell>
          <table:table-cell table:style-name="ce30" office:value-type="currency" office:currency="EUR" office:value="64166" calcext:value-type="currency">
            <text:p>64 166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NI GARON</text:p>
          </table:table-cell>
          <table:table-cell table:style-name="ce30" office:value-type="currency" office:currency="EUR" office:value="85074.43" calcext:value-type="currency">
            <text:p>85 074,43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2326.94" calcext:value-type="currency">
            <text:p>2 326,94 €</text:p>
          </table:table-cell>
          <table:table-cell table:number-columns-repeated="2" table:style-name="ce30" office:value-type="currency" office:currency="EUR" office:value="82747.49" calcext:value-type="currency">
            <text:p>82 747,49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NI Gier – reprographie</text:p>
          </table:table-cell>
          <table:table-cell table:style-name="ce30" office:value-type="currency" office:currency="EUR" office:value="80000" calcext:value-type="currency">
            <text:p>8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599.75" calcext:value-type="currency">
            <text:p>599,75 €</text:p>
          </table:table-cell>
          <table:table-cell table:number-columns-repeated="2" table:style-name="ce30" office:value-type="currency" office:currency="EUR" office:value="79400.25" calcext:value-type="currency">
            <text:p>79 400,25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I RHONE AVAL – Etude enjeux et repro </text:p>
          </table:table-cell>
          <table:table-cell table:style-name="ce30" office:value-type="currency" office:currency="EUR" office:value="32750.95" calcext:value-type="currency">
            <text:p>32 750,95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32750.95" calcext:value-type="currency">
            <text:p>32 750,95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I RHONE AVAL – Animations de réunions publiques</text:p>
          </table:table-cell>
          <table:table-cell table:style-name="ce30" office:value-type="currency" office:currency="EUR" office:value="5800" calcext:value-type="currency">
            <text:p>5 8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2428.35" calcext:value-type="currency">
            <text:p>2 428,35 €</text:p>
          </table:table-cell>
          <table:table-cell table:number-columns-repeated="2" table:style-name="ce30" office:value-type="currency" office:currency="EUR" office:value="3371.65" calcext:value-type="currency">
            <text:p>3 371,65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I VAL DE SAONE- publicité EP PPRNI Rhône aval</text:p>
          </table:table-cell>
          <table:table-cell table:style-name="ce30" office:value-type="currency" office:currency="EUR" office:value="75716.24" calcext:value-type="currency">
            <text:p>75 716,24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75716.24" calcext:value-type="currency">
            <text:p>75 716,24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PPRNI <text:s/></text:p>
          </table:table-cell>
          <table:table-cell table:style-name="ce20" office:value-type="string" calcext:value-type="string">
            <text:p>PPRNI AZERGUES – Levés topographiques, études hydrauliques</text:p>
          </table:table-cell>
          <table:table-cell table:style-name="ce30" office:value-type="currency" office:currency="EUR" office:value="103191.25" calcext:value-type="currency">
            <text:p>103 191,25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29673.75" calcext:value-type="currency">
            <text:p>29 673,75 €</text:p>
          </table:table-cell>
          <table:table-cell table:style-name="ce30" office:value-type="currency" office:currency="EUR" office:value="73517.5" calcext:value-type="currency">
            <text:p>73 517,50 €</text:p>
          </table:table-cell>
          <table:table-cell table:style-name="ce30" office:value-type="currency" office:currency="EUR" office:value="67139.5" calcext:value-type="currency">
            <text:p>67 139,5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NI AZERGUES – Etudes d’enjeux </text:p>
          </table:table-cell>
          <table:table-cell table:style-name="ce30" office:value-type="currency" office:currency="EUR" office:value="100000" calcext:value-type="currency">
            <text:p>10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12276" calcext:value-type="currency">
            <text:p>12 276,00 €</text:p>
          </table:table-cell>
          <table:table-cell table:style-name="ce30" office:value-type="currency" office:currency="EUR" office:value="87724" calcext:value-type="currency">
            <text:p>87 724,00 €</text:p>
          </table:table-cell>
          <table:table-cell table:style-name="ce30" office:value-type="currency" office:currency="EUR" office:value="45556" calcext:value-type="currency">
            <text:p>45 556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I <text:s/>YZERON</text:p>
          </table:table-cell>
          <table:table-cell table:style-name="ce30" office:value-type="currency" office:currency="EUR" office:value="10559.64" calcext:value-type="currency">
            <text:p>10 559,64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10559.64" calcext:value-type="currency">
            <text:p>10 559,64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I OZON – Etudes hydrauliques</text:p>
          </table:table-cell>
          <table:table-cell table:style-name="ce30" office:value-type="currency" office:currency="EUR" office:value="70000" calcext:value-type="currency">
            <text:p>7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70000" calcext:value-type="currency">
            <text:p>7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PPRNI <text:s/></text:p>
          </table:table-cell>
          <table:table-cell table:style-name="ce19" office:value-type="string" calcext:value-type="string">
            <text:p>PPRI OZON – Levés topographiques</text:p>
          </table:table-cell>
          <table:table-cell table:style-name="ce30" office:value-type="currency" office:currency="EUR" office:value="30000" calcext:value-type="currency">
            <text:p>3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0000" calcext:value-type="currency">
            <text:p>3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ravaux PPRNi</text:p>
          </table:table-cell>
          <table:table-cell table:style-name="ce21" office:value-type="string" calcext:value-type="string">
            <text:p>TRAVAUX PPRNi particuliers</text:p>
          </table:table-cell>
          <table:table-cell table:style-name="ce30" office:value-type="currency" office:currency="EUR" office:value="82957.13" calcext:value-type="currency">
            <text:p>82 957,13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2877.31" calcext:value-type="currency">
            <text:p>2 877,31 €</text:p>
          </table:table-cell>
          <table:table-cell table:number-columns-repeated="2" table:style-name="ce30" office:value-type="currency" office:currency="EUR" office:value="80079.82" calcext:value-type="currency">
            <text:p>80 079,82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ontrat rivière</text:p>
          </table:table-cell>
          <table:table-cell table:style-name="ce21" office:value-type="string" calcext:value-type="string">
            <text:p>DDT (EX DDAF)</text:p>
          </table:table-cell>
          <table:table-cell table:style-name="ce30" office:value-type="currency" office:currency="EUR" office:value="21266.21" calcext:value-type="currency">
            <text:p>21 266,21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21266.21" calcext:value-type="currency">
            <text:p>21 266,21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SNRS</text:p>
          </table:table-cell>
          <table:table-cell table:style-name="ce19" office:value-type="string" calcext:value-type="string">
            <text:p>SNRS</text:p>
          </table:table-cell>
          <table:table-cell table:style-name="ce30" office:value-type="currency" office:currency="EUR" office:value="18665.3" calcext:value-type="currency">
            <text:p>18 665,3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18665.3" calcext:value-type="currency">
            <text:p>18 665,3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API BREVENNE TURDINE</text:p>
          </table:table-cell>
          <table:table-cell table:style-name="ce19" office:value-type="string" calcext:value-type="string">
            <text:p>CCPA/Acquisitions (BIGOUT) – Action V-2</text:p>
          </table:table-cell>
          <table:table-cell table:style-name="ce30" office:value-type="currency" office:currency="EUR" office:value="417730" calcext:value-type="currency">
            <text:p>417 73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417730" calcext:value-type="currency">
            <text:p>417 73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diagnostic vulnérabilité des lieux publics – Action V-7</text:p>
          </table:table-cell>
          <table:table-cell table:style-name="ce30" office:value-type="currency" office:currency="EUR" office:value="7000" calcext:value-type="currency">
            <text:p>7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5793.31" calcext:value-type="currency">
            <text:p>5 793,31 €</text:p>
          </table:table-cell>
          <table:table-cell table:number-columns-repeated="2" table:style-name="ce30" office:value-type="currency" office:currency="EUR" office:value="1206.69" calcext:value-type="currency">
            <text:p>1 206,69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diagnostic vulnérabilité des lieux d’habitation – Action V-3</text:p>
          </table:table-cell>
          <table:table-cell table:style-name="ce30" office:value-type="currency" office:currency="EUR" office:value="33000" calcext:value-type="currency">
            <text:p>33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26454.58" calcext:value-type="currency">
            <text:p>26 454,58 €</text:p>
          </table:table-cell>
          <table:table-cell table:number-columns-repeated="2" table:style-name="ce30" office:value-type="currency" office:currency="EUR" office:value="6545.42" calcext:value-type="currency">
            <text:p>6 545,42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Tx de ralentissement dynamique des écoulements - </text:p>
            <text:p>Action VI-7 – Tranche 1</text:p>
          </table:table-cell>
          <table:table-cell table:style-name="ce30" office:value-type="currency" office:currency="EUR" office:value="39200" calcext:value-type="currency">
            <text:p>39 2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39200" calcext:value-type="currency">
            <text:p>39 20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Tx de ralentissement dynamique des écoulements - </text:p>
            <text:p>Action VI-7 – Tranche 2</text:p>
          </table:table-cell>
          <table:table-cell table:style-name="ce30" office:value-type="currency" office:currency="EUR" office:value="77890.92" calcext:value-type="currency">
            <text:p>77 890,92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61310.98" calcext:value-type="currency">
            <text:p>61 310,98 €</text:p>
          </table:table-cell>
          <table:table-cell table:number-columns-repeated="2" table:style-name="ce30" office:value-type="currency" office:currency="EUR" office:value="16579.94" calcext:value-type="currency">
            <text:p>16 579,94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/Tx de ralentissement dynamique des écoulements <text:s/>– action VI-7 – Tranche 3</text:p>
          </table:table-cell>
          <table:table-cell table:style-name="ce30" office:value-type="currency" office:currency="EUR" office:value="1832681" calcext:value-type="currency">
            <text:p>1 832 681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972433" calcext:value-type="currency">
            <text:p>972 433,00 €</text:p>
          </table:table-cell>
          <table:table-cell table:number-columns-repeated="2" table:style-name="ce30" office:value-type="currency" office:currency="EUR" office:value="860248" calcext:value-type="currency">
            <text:p>860 248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/ Travaux de construction des deux barrages écrêteurs situés sur la Turdine sur les communes de Saint-Romain-de-Popey et l’Arbresle/Savigny - <text:s/>Action VI-7 – Tranche 4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300000" calcext:value-type="currency">
            <text:p>300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00000" calcext:value-type="currency">
            <text:p>30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Mise en place d’un réseau de mesures automatisé - </text:p>
            <text:p>Action II-1 Tranche 1 – </text:p>
          </table:table-cell>
          <table:table-cell table:style-name="ce30" office:value-type="currency" office:currency="EUR" office:value="822" calcext:value-type="currency">
            <text:p>822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822" calcext:value-type="currency">
            <text:p>822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Acquisition amiable et démolition de 3 habitations à Givors</text:p>
          </table:table-cell>
          <table:table-cell table:style-name="ce30" office:value-type="currency" office:currency="EUR" office:value="121.21" calcext:value-type="currency">
            <text:p>121,21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21.21" calcext:value-type="currency">
            <text:p>121,21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Instrumentation dispositif humain d’alerte achat échelles de repères de niveaux - </text:p>
            <text:p>Action II-2 </text:p>
          </table:table-cell>
          <table:table-cell table:style-name="ce30" office:value-type="currency" office:currency="EUR" office:value="3372.91" calcext:value-type="currency">
            <text:p>3 372,91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372.91" calcext:value-type="currency">
            <text:p>3 372,91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Restauration hydraulique zone du BIGOUT - </text:p>
            <text:p>Action VI-1</text:p>
          </table:table-cell>
          <table:table-cell table:style-name="ce30" office:value-type="currency" office:currency="EUR" office:value="421250" calcext:value-type="currency">
            <text:p>421 250,00 €</text:p>
          </table:table-cell>
          <table:table-cell table:style-name="ce30" office:value-type="currency" office:currency="EUR" office:value="180000" calcext:value-type="currency">
            <text:p>180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601250" calcext:value-type="currency">
            <text:p>601 25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Travaux de réduction de la vulnérabilité des bâtiments publics – Action V-8</text:p>
          </table:table-cell>
          <table:table-cell table:style-name="ce30" office:value-type="currency" office:currency="EUR" office:value="40000" calcext:value-type="currency">
            <text:p>4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40000" calcext:value-type="currency">
            <text:p>4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Commune de L’Arbresle/Réduction de l’Aléa de l’Arbresle – Action VI-2</text:p>
          </table:table-cell>
          <table:table-cell table:style-name="ce30" office:value-type="currency" office:currency="EUR" office:value="246135" calcext:value-type="currency">
            <text:p>246 135,00 €</text:p>
          </table:table-cell>
          <table:table-cell table:style-name="ce30" office:value-type="currency" office:currency="EUR" office:value="92815" calcext:value-type="currency">
            <text:p>92 815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38950" calcext:value-type="currency">
            <text:p>338 95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 Etude de gestion hydraulique sur la retenue de Joux – Action VI-6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 /Accompagnement technique des maires – Action IV-2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/Entreprise de – de 20 salariés/ Travaux de réduction de la vulnérabilité des biens d’activités professionnelles –</text:p>
            <text:p> Action V-6</text:p>
          </table:table-cell>
          <table:table-cell table:style-name="ce30" office:value-type="currency" office:currency="EUR" office:value="35000" calcext:value-type="currency">
            <text:p>35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5000" calcext:value-type="currency">
            <text:p>35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PAPI BREVENNE TURDINE</text:p>
          </table:table-cell>
          <table:table-cell table:style-name="ce22" office:value-type="string" calcext:value-type="string">
            <text:p>BT/Particuliers/Tavaux de réduction de la vulnérabilité pour les biens à usage d’habitation – Action V-4</text:p>
          </table:table-cell>
          <table:table-cell table:style-name="ce30" office:value-type="currency" office:currency="EUR" office:value="120000" calcext:value-type="currency">
            <text:p>12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20000" calcext:value-type="currency">
            <text:p>12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 / Étude courbes de tarage des stations du réseau de mesures hydrométriques et système d’alerte de crues du bassin versant- Action II-6</text:p>
          </table:table-cell>
          <table:table-cell table:style-name="ce30" office:value-type="currency" office:currency="EUR" office:value="7649.88" calcext:value-type="currency">
            <text:p>7 649,88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7649.88" calcext:value-type="currency">
            <text:p>7 649,88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 / Suppression d’un PNH la Chassagne à Thurins-</text:p>
            <text:p> Action VII-1</text:p>
          </table:table-cell>
          <table:table-cell table:style-name="ce30" office:value-type="currency" office:currency="EUR" office:value="5849.5" calcext:value-type="currency">
            <text:p>5 849,5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5849.5" calcext:value-type="currency">
            <text:p>5 849,5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Étude hydraulique et analyse coût bénéfice projets aménagement lutte inondation - <text:s/>Action I-1 à Action I-3</text:p>
          </table:table-cell>
          <table:table-cell table:style-name="ce30" office:value-type="currency" office:currency="EUR" office:value="3828" calcext:value-type="currency">
            <text:p>3 828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828" calcext:value-type="currency">
            <text:p>3 828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Amélioration connaissance / conscience risque/pose de repère de crue - Action 1-5</text:p>
          </table:table-cell>
          <table:table-cell table:style-name="ce30" office:value-type="currency" office:currency="EUR" office:value="3080" calcext:value-type="currency">
            <text:p>3 08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080" calcext:value-type="currency">
            <text:p>3 08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 Sensibilisation aux bons comportements lors des crues 2014/2015/2016 – Action I-4</text:p>
          </table:table-cell>
          <table:table-cell table:style-name="ce30" office:value-type="currency" office:currency="EUR" office:value="2076.8" calcext:value-type="currency">
            <text:p>2 076,80 €</text:p>
          </table:table-cell>
          <table:table-cell table:style-name="ce30" office:value-type="currency" office:currency="EUR" office:value="1968" calcext:value-type="currency">
            <text:p>1 968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4044.8" calcext:value-type="currency">
            <text:p>4 044,8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Ralentissement des écoulements-Mise en place d’une étude foncière sur les zones d’expansion – Action VI-9</text:p>
          </table:table-cell>
          <table:table-cell table:style-name="ce30" office:value-type="currency" office:currency="EUR" office:value="18000" calcext:value-type="currency">
            <text:p>18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8000" calcext:value-type="currency">
            <text:p>18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Etude technique pour valider la faisabilité et le coût des ouvrages de protection – Action VI-12</text:p>
          </table:table-cell>
          <table:table-cell table:style-name="ce30" office:value-type="currency" office:currency="EUR" office:value="200000" calcext:value-type="currency">
            <text:p>20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200000" calcext:value-type="currency">
            <text:p>20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 Réalisation de diagnostics de vulnérabilité – Action V-8bis (avenant)</text:p>
          </table:table-cell>
          <table:table-cell table:style-name="ce30" office:value-type="currency" office:currency="EUR" office:value="12600" calcext:value-type="currency">
            <text:p>12 6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2600" calcext:value-type="currency">
            <text:p>12 6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G/Sensibiliser les élus et le personnel communal aux bons comportements lors des crues – Action I-4bis (avenant)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PAPI GARON</text:p>
          </table:table-cell>
          <table:table-cell table:style-name="ce22" office:value-type="string" calcext:value-type="string">
            <text:p>HORS PAPI G/Création d’une exposition sur le thème des inondations, à mettre à disposition des acteurs du bassin versant (communes, écoles, médiathèques…..)</text:p>
          </table:table-cell>
          <table:table-cell table:style-name="ce30" office:value-type="currency" office:currency="EUR" office:value="6000" calcext:value-type="currency">
            <text:p>6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6000" calcext:value-type="currency">
            <text:p>6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PAPI GARON</text:p>
          </table:table-cell>
          <table:table-cell table:style-name="ce24" office:value-type="string" calcext:value-type="string">
            <text:p>G/Diagnostics vulnérabilité habitations, entreprises, bâtiments – Action 8-1/8-2/8-3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2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Acquisitions foncières et missions d’accompagnement </text:p>
            <text:p>Actions VI-1h, VII-1-h,VII-1-i et VI-1-g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 Pose de repères de crues – Action I-1</text:p>
          </table:table-cell>
          <table:table-cell table:style-name="ce30" office:value-type="currency" office:currency="EUR" office:value="4500" calcext:value-type="currency">
            <text:p>4 5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4500" calcext:value-type="currency">
            <text:p>4 5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Restauration hydraulique et environnementale de l’Yzeron sur le secteur des platanes à Ste Foy – Action VI-1d </text:p>
          </table:table-cell>
          <table:table-cell table:style-name="ce30" office:value-type="currency" office:currency="EUR" office:value="243376" calcext:value-type="currency">
            <text:p>243 376,00 €</text:p>
          </table:table-cell>
          <table:table-cell table:style-name="ce30" office:value-type="currency" office:currency="EUR" office:value="243378" calcext:value-type="currency">
            <text:p>243 378,00 €</text:p>
          </table:table-cell>
          <table:table-cell table:style-name="ce41" office:value-type="currency" office:currency="EUR" office:value="243376" calcext:value-type="currency">
            <text:p>243 376,00 €</text:p>
          </table:table-cell>
          <table:table-cell table:number-columns-repeated="2" table:style-name="ce30" office:value-type="currency" office:currency="EUR" office:value="243378" calcext:value-type="currency">
            <text:p>243 378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Restauration hydraulique et environnementale de l’Yzeron au Merlo à Ste Foy et Oullins – Action VI-1f</text:p>
          </table:table-cell>
          <table:table-cell table:style-name="ce30" office:value-type="currency" office:currency="EUR" office:value="223459" calcext:value-type="currency">
            <text:p>223 459,00 €</text:p>
          </table:table-cell>
          <table:table-cell table:style-name="ce30" office:value-type="currency" office:currency="EUR" office:value="223458" calcext:value-type="currency">
            <text:p>223 458,00 €</text:p>
          </table:table-cell>
          <table:table-cell table:style-name="ce41" office:value-type="currency" office:currency="EUR" office:value="223459" calcext:value-type="currency">
            <text:p>223 459,00 €</text:p>
          </table:table-cell>
          <table:table-cell table:number-columns-repeated="2" table:style-name="ce30" office:value-type="currency" office:currency="EUR" office:value="223458" calcext:value-type="currency">
            <text:p>223 458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Construction d’une digue de protection le long de l’Yzeron sur le secteur de l’Impasse des Platanes à Ste Foy les Lyon – Action VII-1-<text:span text:style-name="T2">e</text:span></text:p>
          </table:table-cell>
          <table:table-cell table:number-columns-repeated="2" table:style-name="ce30" office:value-type="currency" office:currency="EUR" office:value="86860" calcext:value-type="currency">
            <text:p>86 860,00 €</text:p>
          </table:table-cell>
          <table:table-cell table:style-name="ce41" office:value-type="currency" office:currency="EUR" office:value="86860" calcext:value-type="currency">
            <text:p>86 860,00 €</text:p>
          </table:table-cell>
          <table:table-cell table:number-columns-repeated="2" table:style-name="ce30" office:value-type="currency" office:currency="EUR" office:value="86860" calcext:value-type="currency">
            <text:p>86 86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Construction d’une digue de protection le long de l’Yzeron sur le secteur du Merlo à Ste Foy les Lyon – Action 7-1g</text:p>
          </table:table-cell>
          <table:table-cell table:number-columns-repeated="2" table:style-name="ce30" office:value-type="currency" office:currency="EUR" office:value="81470" calcext:value-type="currency">
            <text:p>81 470,00 €</text:p>
          </table:table-cell>
          <table:table-cell table:style-name="ce41" office:value-type="currency" office:currency="EUR" office:value="81470" calcext:value-type="currency">
            <text:p>81 470,00 €</text:p>
          </table:table-cell>
          <table:table-cell table:number-columns-repeated="2" table:style-name="ce30" office:value-type="currency" office:currency="EUR" office:value="81470" calcext:value-type="currency">
            <text:p>81 47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 Signalétique préventive sur les risbermes inondables post-aménagements – Action I-4</text:p>
          </table:table-cell>
          <table:table-cell table:style-name="ce30" office:value-type="currency" office:currency="EUR" office:value="10800" calcext:value-type="currency">
            <text:p>10 8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0800" calcext:value-type="currency">
            <text:p>10 8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Etude de définition d’un système d’interprétation des relations entre la saturation des sols, les précipitations et les débits <text:s/>- Action II-2</text:p>
          </table:table-cell>
          <table:table-cell table:style-name="ce30" office:value-type="currency" office:currency="EUR" office:value="10000" calcext:value-type="currency">
            <text:p>1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0000" calcext:value-type="currency">
            <text:p>1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Axe VII-2 – Protection du quai Pierre Semard en rive droite à Oullins</text:p>
          </table:table-cell>
          <table:table-cell table:style-name="ce30" office:value-type="currency" office:currency="EUR" office:value="29600" calcext:value-type="currency">
            <text:p>29 6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29600" calcext:value-type="currency">
            <text:p>29 6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Amélioration connaissance / conscience risque – </text:p>
            <text:p>Action I-2</text:p>
          </table:table-cell>
          <table:table-cell table:style-name="ce30" office:value-type="currency" office:currency="EUR" office:value="57400" calcext:value-type="currency">
            <text:p>57 400,00 €</text:p>
          </table:table-cell>
          <table:table-cell table:style-name="ce30" office:value-type="currency" office:currency="EUR" office:value="28700" calcext:value-type="currency">
            <text:p>28 700,00 €</text:p>
          </table:table-cell>
          <table:table-cell table:style-name="ce41" office:value-type="currency" office:currency="EUR" office:value="57400" calcext:value-type="currency">
            <text:p>57 400,00 €</text:p>
          </table:table-cell>
          <table:table-cell table:number-columns-repeated="2" table:style-name="ce30" office:value-type="currency" office:currency="EUR" office:value="28700" calcext:value-type="currency">
            <text:p>28 7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PAPI YZERON</text:p>
          </table:table-cell>
          <table:table-cell table:style-name="ce22" office:value-type="string" calcext:value-type="string">
            <text:p>YZ/ Diagnostic de vulnérabilité des entreprises les plus exposées au risque inondation – Action V-3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13000" calcext:value-type="currency">
            <text:p>13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3000" calcext:value-type="currency">
            <text:p>13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Alerte et gestion de crise – complément réseau échelle limnimétrique cotes vigilance 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Sensibilisation aux bons comportements lors des crues 2013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ACB des différents scénarii des prévention des inondations – Action VII-2</text:p>
          </table:table-cell>
          <table:table-cell table:style-name="ce30" office:value-type="currency" office:currency="EUR" office:value="25000" calcext:value-type="currency">
            <text:p>25 000,00 €</text:p>
          </table:table-cell>
          <table:table-cell table:style-name="ce30" office:value-type="currency" office:currency="EUR" office:value="10000" calcext:value-type="currency">
            <text:p>10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5000" calcext:value-type="currency">
            <text:p>35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Etude de définition des aménagements réalisables dans le bassin versant – Action VI-1</text:p>
          </table:table-cell>
          <table:table-cell table:style-name="ce30" office:value-type="currency" office:currency="EUR" office:value="30000" calcext:value-type="currency">
            <text:p>30 000,00 €</text:p>
          </table:table-cell>
          <table:table-cell table:style-name="ce30" office:value-type="currency" office:currency="EUR" office:value="20000" calcext:value-type="currency">
            <text:p>20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50000" calcext:value-type="currency">
            <text:p>5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étude sauvegarde info essentielles délivrée par les repères de crues – Action I-2</text:p>
          </table:table-cell>
          <table:table-cell table:style-name="ce30" office:value-type="currency" office:currency="EUR" office:value="468" calcext:value-type="currency">
            <text:p>468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468" calcext:value-type="currency">
            <text:p>468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 Etude inventaire des habitations situées dans des zones à risque et étude de faisabilité socio-économique de leur acquisition pour destruction – Action V-1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3750" calcext:value-type="currency">
            <text:p>3 75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750" calcext:value-type="currency">
            <text:p>3 75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PAPI AZERGUES</text:p>
          </table:table-cell>
          <table:table-cell table:style-name="ce22" office:value-type="string" calcext:value-type="string">
            <text:p>AZ/ Accompagnement des communes dans la mise en œuvre du schéma directeur de gestion des eaux pluviales (étude) – Action IV-3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3000" calcext:value-type="currency">
            <text:p>3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000" calcext:value-type="currency">
            <text:p>3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PAPI OZON</text:p>
          </table:table-cell>
          <table:table-cell table:style-name="ce26" office:value-type="string" calcext:value-type="string">
            <text:p>O/Diagnostic de vulnérabilité de l’habitat</text:p>
          </table:table-cell>
          <table:table-cell table:style-name="ce30" office:value-type="currency" office:currency="EUR" office:value="10000" calcext:value-type="currency">
            <text:p>1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0000" calcext:value-type="currency">
            <text:p>1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PAPI SA<text:span text:style-name="T1">ÔNE-</text:span></text:p>
            <text:p><text:span text:style-name="T1"> Commune d’Anse</text:span></text:p>
          </table:table-cell>
          <table:table-cell table:style-name="ce22" office:value-type="string" calcext:value-type="string">
            <text:p>S/Commune d’Anse/Axe5-Action 4 Réalisation de diagnostics de réduction de la vulnérabilité de l’habitat aux inondations – Action V-4</text:p>
          </table:table-cell>
          <table:table-cell table:style-name="ce30" office:value-type="currency" office:currency="EUR" office:value="15432" calcext:value-type="currency">
            <text:p>15 432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4773" calcext:value-type="currency">
            <text:p>4 773,00 €</text:p>
          </table:table-cell>
          <table:table-cell table:style-name="ce30" office:value-type="currency" office:currency="EUR" office:value="10659" calcext:value-type="currency">
            <text:p>10 659,00 €</text:p>
          </table:table-cell>
          <table:table-cell table:style-name="ce46" office:value-type="currency" office:currency="EUR" office:value="10659" calcext:value-type="currency">
            <text:p>10 659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Syndicat Intercommunal du Gier Rhodanien (SIGR)</text:p>
          </table:table-cell>
          <table:table-cell table:style-name="ce31" office:value-type="string" calcext:value-type="string">
            <text:p>HORS PAPI GIER/Acquisition amiable et démolition de 3 habitations à Givors</text:p>
          </table:table-cell>
          <table:table-cell table:style-name="ce30" office:value-type="currency" office:currency="EUR" office:value="110800" calcext:value-type="currency">
            <text:p>110 8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10800" calcext:value-type="currency">
            <text:p>110 8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>
            <text:p>Syndicat Intercommunal du Gier Rhodanien (SIGR)</text:p>
          </table:table-cell>
          <table:table-cell table:style-name="ce31" office:value-type="string" calcext:value-type="string">
            <text:p>GIER/ Etude de définition du scénario d’aménagement consistant à l’élargissement du cours d’eau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115000" calcext:value-type="currency">
            <text:p>115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15000" calcext:value-type="currency">
            <text:p>115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Syndicat Intercommunal du Gier Rhodanien (SIGR)</text:p>
          </table:table-cell>
          <table:table-cell table:style-name="ce31" office:value-type="string" calcext:value-type="string">
            <text:p>GIER/ Etude locale à la Combe de l’Enfer à Chamouy (St Romain en Gier)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10000" calcext:value-type="currency">
            <text:p>10 00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10000" calcext:value-type="currency">
            <text:p>1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Syndicat Intercommunal du Gier Rhodanien (SIGR)</text:p>
          </table:table-cell>
          <table:table-cell table:style-name="ce31" office:value-type="string" calcext:value-type="string">
            <text:p>GIER/Etude de faisabilité sur le Gier à Givors (Gier T20)</text:p>
          </table:table-cell>
          <table:table-cell table:style-name="ce32" office:value-type="currency" office:currency="EUR" office:value="30000" calcext:value-type="currency">
            <text:p>30 000,00 €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41" office:value-type="currency" office:currency="EUR" office:value="0" calcext:value-type="currency">
            <text:p>0,00 €</text:p>
          </table:table-cell>
          <table:table-cell table:number-columns-repeated="2" table:style-name="ce30" office:value-type="currency" office:currency="EUR" office:value="30000" calcext:value-type="currency">
            <text:p>30 00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string" calcext:value-type="string">
            <text:p>Commune Azergues</text:p>
          </table:table-cell>
          <table:table-cell table:style-name="ce31" office:value-type="string" calcext:value-type="string">
            <text:p>AZ/Acquisition de matériaux de protections pour des bâtiments publics – protections gonflables contre les crues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0" office:value-type="currency" office:currency="EUR" office:value="1728" calcext:value-type="currency">
            <text:p>1 728,00 €</text:p>
          </table:table-cell>
          <table:table-cell table:style-name="ce41" office:value-type="currency" office:currency="EUR" office:value="1728" calcext:value-type="currency">
            <text:p>1 728,00 €</text:p>
          </table:table-cell>
          <table:table-cell table:number-columns-repeated="2" table:style-name="ce30" office:value-type="currency" office:currency="EUR" office:value="0" calcext:value-type="currency">
            <text:p>0,00 €</text:p>
          </table:table-cell>
          <table:table-cell table:style-name="ce53" table:number-columns-repeated="1002"/>
          <table:table-cell table:style-name="ce55" table:number-columns-repeated="14"/>
        </table:table-row>
        <table:table-row table:style-name="ro1">
          <table:table-cell table:number-columns-repeated="2"/>
          <table:table-cell table:style-name="ce362"/>
          <table:table-cell table:style-name="ce455"/>
          <table:table-cell table:style-name="ce465"/>
          <table:table-cell table:style-name="ce475"/>
          <table:table-cell table:style-name="ce457"/>
          <table:table-cell table:style-name="ce487"/>
          <table:table-cell table:number-columns-repeated="1016"/>
        </table:table-row>
        <table:table-row table:style-name="ro1">
          <table:table-cell table:number-columns-repeated="2"/>
          <table:table-cell table:style-name="ce362"/>
          <table:table-cell table:style-name="ce456"/>
          <table:table-cell table:style-name="ce466"/>
          <table:table-cell table:style-name="ce455" table:number-columns-repeated="2"/>
          <table:table-cell table:style-name="ce48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55" table:number-columns-repeated="5"/>
          <table:table-cell table:number-columns-repeated="1016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1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2" loext:min-decimal-places="2" number:min-integer-digits="1" number:grouping="true"/>
      <number:text> €</number:text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number-style style:name="N150">
      <number:number number:decimal-places="0" loext:min-decimal-places="0" number:min-integer-digits="1" number:grouping="true"/>
      <number:text>   </number:text>
    </number:number-style>
    <number:number-style style:name="N151">
      <number:number number:decimal-places="0" loext:min-decimal-places="0" number:min-integer-digits="1" number:grouping="true"/>
      <number:text> €</number:text>
    </number:number-style>
    <number:number-style style:name="N152P0" style:volatile="true">
      <number:number number:decimal-places="0" loext:min-decimal-places="0" number:min-integer-digits="1" number:grouping="true"/>
      <number:text> €</number:text>
    </number:number-style>
    <number:number-style style:name="N15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€</number:text>
    </number:number-style>
    <number:number-style style:name="N15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5P0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9P2" style:volatile="true">
      <loext:text> </loext:text>
      <loext:fill-character> </loext:fill-character>
      <number:text>-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63P2" style:volatile="true">
      <loext:text> </loext:text>
      <loext:fill-character> </loext:fill-character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9P0"/>
    </number:number-style>
    <number:currency-style style:name="N171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71P0"/>
    </number:currency-style>
    <number:number-style style:name="N172">
      <number:number number:decimal-places="0" loext:min-decimal-places="0" number:min-integer-digits="0"/>
    </number:number-style>
    <number:number-style style:name="N17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6P2" style:volatile="true">
      <number:text>-</number:text>
      <number:number number:decimal-places="0" loext:min-decimal-places="0" number:min-integer-digits="0"/>
      <number:text>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8P0"/>
    </number:currency-style>
    <number:currency-style style:name="N18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8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80P0"/>
    </number:currency-style>
    <number:currency-style style:name="N181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81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81P0"/>
    </number:currency-style>
    <number:number-style style:name="N18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5P2" style:volatile="true">
      <number:text> -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8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9P2" style:volatile="true">
      <number:text> -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3P2" style:volatile="true">
      <number:text>-</number:text>
      <number:number number:decimal-places="0" loext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5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95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95P0"/>
    </number:currency-style>
    <number:number-style style:name="N197P0" style:volatile="true">
      <number:number number:decimal-places="0" loext:min-decimal-places="0" number:min-integer-digits="1" number:grouping="true"/>
      <number:text>   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7P2" style:volatile="true">
      <number:text> -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0" loext:min-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loext:min-decimal-places="2" number:min-integer-digits="1" number:grouping="true"/>
      <number:text>   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1P2" style:volatile="true">
      <number:text>-</number:text>
      <number:number number:decimal-places="0" loext:min-decimal-places="0" number:min-integer-digits="0"/>
      <number:text>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2" loext:min-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3P2" style:volatile="true">
      <number:text>-</number:text>
      <number:number number:decimal-places="0" loext:min-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7P0" style:volatile="true">
      <number:text> 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07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09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209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percentage-style style:name="N210">
      <number:number number:decimal-places="1" loext:min-decimal-places="1" number:min-integer-digits="1"/>
      <number:text>%</number:text>
    </number:percentage-style>
    <number:number-style style:name="N214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14P2" style:volatile="true">
      <number:text>-</number:text>
      <number:number number:decimal-places="0" loext:min-decimal-places="0" number:min-integer-digits="0"/>
      <number:text> F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18P2" style:volatile="true">
      <number:text> -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19P2" style:volatile="true">
      <number:text>-</number:text>
      <number:number number:decimal-places="0" loext:min-decimal-places="0" number:min-integer-digits="0"/>
      <number:text>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ext-style style:name="N220">
      <number:text>BOP </number:text>
      <number:text-content/>
    </number:text-style>
    <number:text-style style:name="N221">
      <number:text>Programme 113 - BOP </number:text>
      <number:text-content/>
    </number:text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22P0"/>
    </number:number-style>
    <number:number-style style:name="N224P0" style:volatile="true">
      <number:text>Vrai</number:text>
    </number:number-style>
    <number:number-style style:name="N224P1" style:volatile="true">
      <number:text>Vrai</number:text>
    </number:number-style>
    <number:number-style style:name="N224">
      <number:text>Faux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Actif</number:text>
    </number:number-style>
    <number:number-style style:name="N226P1" style:volatile="true">
      <number:text>Actif</number:text>
    </number:number-style>
    <number:number-style style:name="N226">
      <number:text>Inactif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number number:decimal-places="0" loext:min-decimal-places="0" number:min-integer-digits="1" number:grouping="true"/>
      <number:text> F</number:text>
    </number:number-style>
    <number:number-style style:name="N22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8P0"/>
    </number:number-style>
    <number:number-style style:name="N229P0" style:volatile="true">
      <number:number number:decimal-places="0" loext:min-decimal-places="0" number:min-integer-digits="1" number:grouping="true"/>
      <number:text> F</number:text>
    </number:number-style>
    <number:number-style style:name="N22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9P0"/>
    </number:number-style>
    <number:number-style style:name="N231P0" style:volatile="true">
      <number:number number:decimal-places="2" loext:min-decimal-places="2" number:min-integer-digits="1" number:grouping="true"/>
      <number:text> F</number:text>
    </number:number-style>
    <number:number-style style:name="N23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1P0"/>
    </number:number-style>
    <number:number-style style:name="N232P0" style:volatile="true">
      <number:number number:decimal-places="2" loext:min-decimal-places="2" number:min-integer-digits="1" number:grouping="true"/>
      <number:text> F</number:text>
    </number:number-style>
    <number:number-style style:name="N23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2P0"/>
    </number:number-style>
    <number:number-style style:name="N233">
      <number:number number:decimal-places="1" loext:min-decimal-places="1" number:min-integer-digits="1"/>
    </number:number-style>
    <number:number-style style:name="N234">
      <number:number number:decimal-places="3" loext:min-decimal-places="3" number:min-integer-digits="1"/>
    </number:number-style>
    <number:number-style style:name="N235">
      <number:number number:decimal-places="4" loext:min-decimal-places="4" number:min-integer-digits="1"/>
    </number:number-style>
    <number:number-style style:name="N236">
      <number:number number:decimal-places="5" loext:min-decimal-places="5" number:min-integer-digits="1"/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7" loext:min-decimal-places="7" number:min-integer-digits="1"/>
    </number:number-style>
    <number:number-style style:name="N239">
      <number:number number:decimal-places="8" loext:min-decimal-places="8" number:min-integer-digits="1"/>
    </number:number-style>
    <number:number-style style:name="N240">
      <number:number number:decimal-places="1" loext:min-decimal-places="1" number:min-integer-digits="1" number:grouping="true"/>
    </number:number-style>
    <number:number-style style:name="N243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243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243P2" style:volatile="true">
      <number:text>-</number:text>
      <number:number number:decimal-places="0" loext:min-decimal-places="0" number:min-integer-digits="0"/>
      <number:text>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number number:decimal-places="0" loext:min-decimal-places="0" number:min-integer-digits="1" number:grouping="true"/>
    </number:number-style>
    <number:number-style style:name="N244">
      <style:text-properties fo:color="#ff0000"/>
      <number:number number:decimal-places="0" loext:min-decimal-places="0" number:min-integer-digits="1" number:grouping="true"/>
      <style:map style:condition="value()&gt;=0" style:apply-style-name="N244P0"/>
    </number:number-style>
    <number:number-style style:name="N245">
      <number:number number:decimal-places="3" loext:min-decimal-places="3" number:min-integer-digits="1" number:grouping="true"/>
    </number:number-style>
    <number:number-style style:name="N246">
      <number:number number:decimal-places="4" loext:min-decimal-places="4" number:min-integer-digits="1" number:grouping="true"/>
    </number:number-style>
    <number:number-style style:name="N247">
      <number:number number:decimal-places="5" loext:min-decimal-places="5" number:min-integer-digits="1" number:grouping="true"/>
    </number:number-style>
    <number:number-style style:name="N2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51P2" style:volatile="true">
      <number:text> $-</number:text>
      <number:number number:decimal-places="0" loext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5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55P2" style:volatile="true">
      <number:text> $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number number:decimal-places="2" loext:min-decimal-places="2" number:min-integer-digits="1" number:grouping="true"/>
      <number:text> </number:text>
    </number:number-style>
    <number:number-style style:name="N25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57P0"/>
    </number:number-style>
    <number:number-style style:name="N258">
      <number:number number:decimal-places="2" loext:min-decimal-places="2" number:min-integer-digits="1" number:grouping="true"/>
      <number:text>   </number:text>
    </number:number-style>
    <number:number-style style:name="N261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261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261P2" style:volatile="true">
      <number:text>-</number:text>
      <number:number number:decimal-places="0" loext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text-style style:name="N262">
      <number:text>Bilan 2009 BOP Région </number:text>
      <number:text-content/>
    </number:text-style>
    <number:number-style style:name="N264P0" style:volatile="true">
      <number:number number:decimal-places="4" loext:min-decimal-places="4" number:min-integer-digits="1" number:grouping="true"/>
      <number:text> </number:text>
    </number:number-style>
    <number:number-style style:name="N264">
      <number:text>-</number:text>
      <number:number number:decimal-places="4" loext:min-decimal-places="4" number:min-integer-digits="1" number:grouping="true"/>
      <number:text> </number:text>
      <style:map style:condition="value()&gt;=0" style:apply-style-name="N264P0"/>
    </number:number-style>
    <number:date-style style:name="N265">
      <number:day/>
      <number:text>/</number:text>
      <number:month/>
    </number:date-style>
    <number:number-style style:name="N269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-</number:text>
      <number:number number:decimal-places="0" loext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7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number:text>-</number:text>
      <number:number number:decimal-places="0" loext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7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4P2" style:volatile="true">
      <number:text>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7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7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7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79P0"/>
    </number:number-style>
    <number:number-style style:name="N28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8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80P0"/>
    </number:number-style>
    <number:number-style style:name="N28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8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84P2" style:volatile="true">
      <number:text> €-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88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88P2" style:volatile="true">
      <number:text> €-</number:text>
      <number:number number:decimal-places="0" loext:min-decimal-places="0" number:min-integer-digits="0"/>
      <number:text>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currency-style style:name="N292P0" style:volatile="true">
      <number:text> </number:text>
      <number:number number:decimal-places="0" loext:min-decimal-places="0" number:min-integer-digits="1" number:grouping="true"/>
      <number:text> </number:text>
      <number:currency-symbol>F</number:currency-symbol>
      <number:text> </number:text>
    </number:currency-style>
    <number:currency-style style:name="N292P1" style:volatile="true">
      <number:text>-</number:text>
      <number:number number:decimal-places="0" loext:min-decimal-places="0" number:min-integer-digits="1" number:grouping="true"/>
      <number:text> </number:text>
      <number:currency-symbol>F</number:currency-symbol>
      <number:text> </number:text>
    </number:currency-style>
    <number:currency-style style:name="N292P2" style:volatile="true">
      <number:text> - </number:text>
      <number:currency-symbol>F</number:currency-symbol>
      <number:text> </number:text>
    </number:currency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5P0" style:volatile="true">
      <number:text> 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95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95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95P0"/>
      <style:map style:condition="value()&lt;0" style:apply-style-name="N295P1"/>
    </number:currency-style>
    <number:number-style style:name="N296P0" style:volatile="true">
      <number:number number:decimal-places="0" loext:min-decimal-places="0" number:min-integer-digits="1" number:grouping="true"/>
    </number:number-style>
    <number:number-style style:name="N29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96P0"/>
    </number:number-style>
    <number:percentage-style style:name="N297">
      <number:number number:decimal-places="3" loext:min-decimal-places="3" number:min-integer-digits="1"/>
      <number:text>%</number:text>
    </number:percentage-style>
    <number:number-style style:name="N300P0" style:volatile="true">
      <number:text> </number:text>
      <number:number number:decimal-places="4" loext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loext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percentage-style style:name="N301">
      <number:number number:decimal-places="4" loext:min-decimal-places="4" number:min-integer-digits="1"/>
      <number:text>%</number:text>
    </number:percentage-style>
    <number:number-style style:name="N303P0" style:volatile="true">
      <number:number number:decimal-places="3" loext:min-decimal-places="3" number:min-integer-digits="1" number:grouping="true"/>
      <number:text> </number:text>
    </number:number-style>
    <number:number-style style:name="N303">
      <number:text>-</number:text>
      <number:number number:decimal-places="3" loext:min-decimal-places="3" number:min-integer-digits="1" number:grouping="true"/>
      <number:text> </number:text>
      <style:map style:condition="value()&gt;=0" style:apply-style-name="N303P0"/>
    </number:number-style>
    <number:number-style style:name="N306P0" style:volatile="true">
      <number:text> </number:text>
      <number:number number:decimal-places="1" loext:min-decimal-places="1" number:min-integer-digits="1" number:grouping="true"/>
      <number:text> € </number:text>
    </number:number-style>
    <number:number-style style:name="N306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306P2" style:volatile="true">
      <number:text>-</number:text>
      <number:number number:decimal-places="0" loext:min-decimal-places="0" number:min-integer-digits="0"/>
      <number:text> €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30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07P2" style:volatile="true">
      <number:text>-</number:text>
      <number:number number:decimal-places="0" loext:min-decimal-places="0" number:min-integer-digits="0"/>
      <number:text> €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percentage-style style:name="N308">
      <number:number number:decimal-places="5" loext:min-decimal-places="5" number:min-integer-digits="1"/>
      <number:text>%</number:text>
    </number:percentage-style>
    <number:number-style style:name="N310P0" style:volatile="true">
      <number:number number:decimal-places="0" loext:min-decimal-places="0" number:min-integer-digits="1" number:grouping="true"/>
    </number:number-style>
    <number:number-style style:name="N310P1" style:volatile="true">
      <number:text>-</number:text>
      <number:number number:decimal-places="0" loext:min-decimal-places="0" number:min-integer-digits="1" number:grouping="true"/>
    </number:number-style>
    <number:number-style style:name="N310P2" style:volatile="true">
      <number:number number:decimal-places="0" loext:min-decimal-places="0" number:min-integer-digits="1" number:grouping="true"/>
    </number:number-style>
    <number:text-style style:name="N310">
      <number:text-content/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">
      <number:number number:decimal-places="0" loext:min-decimal-places="0" number:min-integer-digits="0">
        <number:embedded-text number:position="6">-</number:embedded-text>
        <number:embedded-text number:position="4">-</number:embedded-text>
        <number:embedded-text number:position="2">-</number:embedded-text>
      </number:number>
    </number:number-style>
    <number:number-style style:name="N312">
      <number:number number:decimal-places="1" loext:min-decimal-places="1" number:min-integer-digits="1" number:grouping="true"/>
      <number:text>   </number:text>
    </number:number-style>
    <number:number-style style:name="N313">
      <number:number number:decimal-places="12" loext:min-decimal-places="12" number:min-integer-digits="1"/>
    </number:number-style>
    <number:number-style style:name="N314">
      <number:number number:decimal-places="11" loext:min-decimal-places="11" number:min-integer-digits="1"/>
    </number:number-style>
    <number:number-style style:name="N315">
      <number:number number:decimal-places="10" loext:min-decimal-places="10" number:min-integer-digits="1"/>
    </number:number-style>
    <number:number-style style:name="N316">
      <number:number number:decimal-places="9" loext:min-decimal-places="9" number:min-integer-digits="1"/>
    </number:number-style>
    <number:currency-style style:name="N317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318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318">
      <style:text-properties fo:color="#ff0000"/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318P0"/>
    </number:currency-style>
    <number:percentage-style style:name="N319">
      <number:number number:decimal-places="2" loext:min-decimal-places="2" number:min-integer-digits="1" number:grouping="true"/>
      <number:text>%</number:text>
    </number:percentage-style>
    <number:currency-style style:name="N323P0" style:volatile="true">
      <number:text> </number:text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323P1" style:volatile="true">
      <number:text>-</number:text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323P2" style:volatile="true">
      <number:text>-</number:text>
      <number:number number:decimal-places="0" loext:min-decimal-places="0" number:min-integer-digits="0"/>
      <number:currency-symbol>€</number:currency-symbol>
      <number:text> </number:text>
    </number:currency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date-style style:name="N324">
      <number:month number:textual="true"/>
      <number:text>-</number:text>
      <number:year/>
    </number:date-style>
    <number:percentage-style style:name="N325">
      <number:number number:decimal-places="6" loext:min-decimal-places="6" number:min-integer-digits="1"/>
      <number:text>%</number:text>
    </number:percentage-style>
    <number:percentage-style style:name="N326">
      <number:number number:decimal-places="7" loext:min-decimal-places="7" number:min-integer-digits="1"/>
      <number:text>%</number:text>
    </number:percentage-style>
    <number:percentage-style style:name="N327">
      <number:number number:decimal-places="8" loext:min-decimal-places="8" number:min-integer-digits="1"/>
      <number:text>%</number:text>
    </number:percentage-style>
    <number:percentage-style style:name="N328">
      <number:number number:decimal-places="9" loext:min-decimal-places="9" number:min-integer-digits="1"/>
      <number:text>%</number:text>
    </number:percentage-style>
    <number:percentage-style style:name="N329">
      <number:number number:decimal-places="10" loext:min-decimal-places="10" number:min-integer-digits="1"/>
      <number:text>%</number:text>
    </number:percentage-style>
    <number:percentage-style style:name="N330">
      <number:number number:decimal-places="11" loext:min-decimal-places="11" number:min-integer-digits="1"/>
      <number:text>%</number:text>
    </number:percentage-style>
    <number:percentage-style style:name="N331">
      <number:number number:decimal-places="12" loext:min-decimal-places="12" number:min-integer-digits="1"/>
      <number:text>%</number:text>
    </number:percentage-style>
    <number:percentage-style style:name="N332">
      <number:number number:decimal-places="13" loext:min-decimal-places="13" number:min-integer-digits="1"/>
      <number:text>%</number:text>
    </number:percentage-style>
    <number:percentage-style style:name="N333">
      <number:number number:decimal-places="14" loext:min-decimal-places="14" number:min-integer-digits="1"/>
      <number:text>%</number:text>
    </number:percentage-style>
    <number:number-style style:name="N334">
      <number:number number:decimal-places="2" loext:min-decimal-places="2" number:min-integer-digits="1" number:grouping="true"/>
      <number:text>  </number:text>
    </number:number-style>
    <number:number-style style:name="N335">
      <number:number number:decimal-places="0" loext:min-decimal-places="0" number:min-integer-digits="2" number:grouping="true"/>
    </number:number-style>
    <number:number-style style:name="N336">
      <number:number number:decimal-places="0" loext:min-decimal-places="0" number:min-integer-digits="6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338P0" style:volatile="true">
      <number:number number:decimal-places="2" loext:min-decimal-places="2" number:min-integer-digits="1" number:grouping="true"/>
    </number:number-style>
    <number:number-style style:name="N338P1" style:volatile="true">
      <number:text>-</number:text>
      <number:number number:decimal-places="2" loext:min-decimal-places="2" number:min-integer-digits="1" number:grouping="true"/>
    </number:number-style>
    <number:number-style style:name="N338P2" style:volatile="true">
      <number:number number:decimal-places="2" loext:min-decimal-places="2" number:min-integer-digits="1" number:grouping="true"/>
    </number:number-style>
    <number:text-style style:name="N338">
      <number:text-content/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number:text> -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fr" number:country="FR">
      <number:text> - €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62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6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62P0"/>
    </number:currency-style>
    <number:currency-style style:name="N10163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63" number:language="fr" number:country="FR">
      <style:text-properties fo:color="#ff0000"/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63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scale-to="5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0mm" fo:margin-bottom="10mm" fo:margin-left="4.99mm" fo:margin-right="4.99mm" style:shadow="none" style:first-page-number="continue" loext:scale-to-X="4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13.88mm" fo:margin-right="14.94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4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7:29:09.0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étail" style:display-name="PageStyle_Dé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7:31:45.643000000</meta:creation-date>
    <meta:editing-cycles>1</meta:editing-cycles>
    <meta:editing-duration>P0D</meta:editing-duration>
    <meta:generator>LibreOffice/6.0.7.2$Windows_X86_64 LibreOffice_project/78c12ce5f2b8960f18b204a7ea82f971769f1679</meta:generator>
    <meta:document-statistic meta:table-count="1" meta:cell-count="544" meta:object-count="0"/>
  </office:meta>
</office:document-meta>
</file>